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F00000132FB6F0138DD82447C.png" manifest:media-type="image/png"/>
  <manifest:file-entry manifest:full-path="Pictures/10000F5B000013A40000178CD7DB8A89F0996354.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text-properties fo:language="en" fo:country="US" officeooo:paragraph-rsid="00172d24"/>
    </style:style>
    <style:style style:name="P5" style:family="paragraph" style:parent-style-name="Footer">
      <style:text-properties fo:language="en" fo:country="US" officeooo:paragraph-rsid="001afbb0"/>
    </style:style>
    <style:style style:name="P6"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7"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8"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P9" style:family="paragraph" style:parent-style-name="Text_20_body">
      <style:paragraph-properties fo:margin-left="4.5cm" fo:margin-right="0cm" fo:margin-top="1cm" fo:margin-bottom="2cm" loext:contextual-spacing="false" fo:text-align="end" style:justify-single-word="false" fo:hyphenation-ladder-count="1" style:register-true="true" fo:text-indent="-4.5cm" style:auto-text-indent="false" style:shadow="none" text:number-lines="false" text:line-number="0">
        <style:tab-stops/>
      </style:paragraph-properties>
      <style:text-properties fo:language="en" fo:country="US" fo:hyphenate="true" fo:hyphenation-remain-char-count="2" fo:hyphenation-push-char-count="2"/>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01b5146" officeooo:paragraph-rsid="001b5146"/>
    </style:style>
    <style:style style:name="P12" style:family="paragraph" style:parent-style-name="Text_20_body">
      <style:text-properties fo:language="en" fo:country="US" officeooo:rsid="001fc4ec" officeooo:paragraph-rsid="0023465a"/>
    </style:style>
    <style:style style:name="P13" style:family="paragraph" style:parent-style-name="Text_20_body">
      <style:text-properties fo:language="en" fo:country="US" officeooo:rsid="001fc4ec" officeooo:paragraph-rsid="001fc4ec"/>
    </style:style>
    <style:style style:name="P14" style:family="paragraph" style:parent-style-name="Text_20_body">
      <style:text-properties fo:language="en" fo:country="US" officeooo:rsid="0023465a" officeooo:paragraph-rsid="0023465a"/>
    </style:style>
    <style:style style:name="P15" style:family="paragraph" style:parent-style-name="Text_20_body">
      <style:text-properties fo:language="en" fo:country="US" officeooo:paragraph-rsid="001d0ca2"/>
    </style:style>
    <style:style style:name="P16" style:family="paragraph" style:parent-style-name="First_20_line_20_indent">
      <style:text-properties fo:language="en" fo:country="US" officeooo:rsid="001b5146" officeooo:paragraph-rsid="001b5146"/>
    </style:style>
    <style:style style:name="P17" style:family="paragraph" style:parent-style-name="First_20_line_20_indent">
      <style:text-properties fo:language="en" fo:country="US" officeooo:rsid="001fc4ec" officeooo:paragraph-rsid="001fc4ec"/>
    </style:style>
    <style:style style:name="P18" style:family="paragraph" style:parent-style-name="First_20_line_20_indent">
      <style:text-properties fo:language="en" fo:country="US" officeooo:rsid="0023465a" officeooo:paragraph-rsid="0023465a"/>
    </style:style>
    <style:style style:name="P19" style:family="paragraph" style:parent-style-name="First_20_line_20_indent" style:master-page-name="">
      <style:paragraph-properties fo:margin-left="0cm" fo:margin-right="0cm" fo:text-align="justify" style:justify-single-word="true" fo:orphans="3" fo:widows="3" fo:hyphenation-ladder-count="1" style:register-true="false" fo:text-indent="0cm" style:auto-text-indent="false" style:page-number="auto" fo:padding="0.049cm" fo:border-left="none" fo:border-right="none" fo:border-top="0.51pt solid #c0c0c0" fo:border-bottom="0.51pt solid #c0c0c0" style:shadow="none" style:join-border="false"/>
      <style:text-properties fo:language="en" fo:country="US" fo:hyphenate="true" fo:hyphenation-remain-char-count="2" fo:hyphenation-push-char-count="2"/>
    </style:style>
    <style:style style:name="P20" style:family="paragraph" style:parent-style-name="Heading_20_1">
      <style:text-properties fo:language="en" fo:country="US" officeooo:rsid="001b5146" officeooo:paragraph-rsid="001b5146"/>
    </style:style>
    <style:style style:name="P21" style:family="paragraph" style:parent-style-name="Heading_20_1">
      <style:text-properties fo:language="en" fo:country="US" officeooo:rsid="001d0ca2" officeooo:paragraph-rsid="001d0ca2"/>
    </style:style>
    <style:style style:name="P22" style:family="paragraph" style:parent-style-name="Autor_20_und_20_Datum" style:list-style-name="" style:master-page-name="">
      <style:paragraph-properties fo:margin-left="4.5cm" fo:margin-right="0cm" fo:margin-top="1cm" fo:margin-bottom="2cm" loext:contextual-spacing="false" fo:text-align="end" style:justify-single-word="false" fo:keep-together="always" fo:hyphenation-ladder-count="1" style:register-true="true" fo:text-indent="-4.5cm" style:auto-text-indent="false" style:page-number="auto" style:shadow="none" fo:keep-with-next="always" text:number-lines="false" text:line-number="0">
        <style:tab-stops/>
      </style:paragraph-properties>
      <style:text-properties fo:language="en" fo:country="US" fo:hyphenate="true" fo:hyphenation-remain-char-count="2" fo:hyphenation-push-char-count="2"/>
    </style:style>
    <style:style style:name="P23" style:family="paragraph" style:parent-style-name="Title" style:list-style-name="">
      <style:paragraph-properties fo:padding="0cm" fo:border="none"/>
      <style:text-properties fo:language="en" fo:country="US"/>
    </style:style>
    <style:style style:name="P24" style:family="paragraph" style:parent-style-name="Subtitle" style:list-style-name="" style:master-page-name="First_20_Page">
      <style:paragraph-properties style:page-number="auto" fo:padding="0cm" fo:border="none"/>
      <style:text-properties fo:language="en" fo:country="US"/>
    </style:style>
    <style:style style:name="P25" style:family="paragraph" style:parent-style-name="Heading_20_2">
      <style:text-properties fo:language="en" fo:country="US"/>
    </style:style>
    <style:style style:name="P26" style:family="paragraph" style:parent-style-name="Heading_20_2">
      <style:text-properties fo:language="en" fo:country="US" officeooo:rsid="001fc4ec" officeooo:paragraph-rsid="001fc4ec"/>
    </style:style>
    <style:style style:name="P27" style:family="paragraph" style:parent-style-name="Heading_20_2">
      <style:text-properties fo:language="en" fo:country="US" officeooo:rsid="001d0ca2" officeooo:paragraph-rsid="001d0ca2"/>
    </style:style>
    <style:style style:name="P28" style:family="paragraph" style:parent-style-name="Heading_20_3">
      <style:text-properties officeooo:rsid="00261193" officeooo:paragraph-rsid="00261193"/>
    </style:style>
    <style:style style:name="P29" style:family="paragraph" style:parent-style-name="Heading_20_3">
      <style:text-properties officeooo:rsid="0026ce3e" officeooo:paragraph-rsid="0026ce3e"/>
    </style:style>
    <style:style style:name="P30" style:family="paragraph" style:parent-style-name="First_20_line_20_indent" style:list-style-name="L1">
      <style:text-properties fo:language="en" fo:country="US" officeooo:rsid="001b5146" officeooo:paragraph-rsid="0022abac"/>
    </style:style>
    <style:style style:name="P31" style:family="paragraph" style:parent-style-name="First_20_line_20_indent" style:list-style-name="L1">
      <style:text-properties fo:language="en" fo:country="US" officeooo:rsid="001b5146" officeooo:paragraph-rsid="0023465a"/>
    </style:style>
    <style:style style:name="P32" style:family="paragraph" style:parent-style-name="First_20_line_20_indent" style:list-style-name="L3">
      <style:text-properties fo:language="en" fo:country="US" officeooo:paragraph-rsid="0023465a"/>
    </style:style>
    <style:style style:name="P33" style:family="paragraph" style:parent-style-name="First_20_line_20_indent" style:list-style-name="L1">
      <style:text-properties fo:language="en" fo:country="US" officeooo:paragraph-rsid="0023465a"/>
    </style:style>
    <style:style style:name="P34" style:family="paragraph" style:parent-style-name="First_20_line_20_indent">
      <style:text-properties fo:language="en" fo:country="US" officeooo:rsid="0023465a" officeooo:paragraph-rsid="0023465a"/>
    </style:style>
    <style:style style:name="P35" style:family="paragraph" style:parent-style-name="First_20_line_20_indent" style:list-style-name="L4">
      <style:paragraph-properties>
        <style:tab-stops/>
      </style:paragraph-properties>
      <style:text-properties officeooo:rsid="00261193" officeooo:paragraph-rsid="00261193"/>
    </style:style>
    <style:style style:name="P36" style:family="paragraph" style:parent-style-name="First_20_line_20_indent" style:list-style-name="L4">
      <style:paragraph-properties>
        <style:tab-stops/>
      </style:paragraph-properties>
      <style:text-properties officeooo:rsid="0026ce3e" officeooo:paragraph-rsid="0026ce3e"/>
    </style:style>
    <style:style style:name="P37" style:family="paragraph" style:parent-style-name="First_20_line_20_indent">
      <style:text-properties officeooo:rsid="0026ce3e" officeooo:paragraph-rsid="0026ce3e"/>
    </style:style>
    <style:style style:name="P38" style:family="paragraph" style:parent-style-name="First_20_line_20_indent" style:list-style-name="L5">
      <style:text-properties officeooo:rsid="0026ce3e" officeooo:paragraph-rsid="0026ce3e"/>
    </style:style>
    <style:style style:name="P39" style:family="paragraph" style:parent-style-name="First_20_line_20_indent" style:list-style-name="L6">
      <style:text-properties officeooo:rsid="0026ce3e" officeooo:paragraph-rsid="0026ce3e"/>
    </style:style>
    <style:style style:name="P40" style:family="paragraph" style:parent-style-name="Contents_20_1">
      <style:paragraph-properties>
        <style:tab-stops>
          <style:tab-stop style:position="2cm"/>
          <style:tab-stop style:position="13.002cm" style:type="right" style:leader-style="dotted" style:leader-text="."/>
        </style:tab-stops>
      </style:paragraph-properties>
    </style:style>
    <style:style style:name="P41" style:family="paragraph" style:parent-style-name="Contents_20_2">
      <style:paragraph-properties>
        <style:tab-stops>
          <style:tab-stop style:position="2cm"/>
          <style:tab-stop style:position="13.002cm" style:type="right" style:leader-style="dotted" style:leader-text="."/>
        </style:tab-stops>
      </style:paragraph-properties>
    </style:style>
    <style:style style:name="P42" style:family="paragraph" style:parent-style-name="Contents_20_3">
      <style:paragraph-properties>
        <style:tab-stops>
          <style:tab-stop style:position="2cm"/>
          <style:tab-stop style:position="13.002cm" style:type="right" style:leader-style="dotted" style:leader-text="."/>
        </style:tab-stops>
      </style:paragraph-properties>
    </style:style>
    <style:style style:name="P43" style:family="paragraph" style:parent-style-name="Text_20_body" style:list-style-name="L1">
      <style:text-properties fo:language="en" fo:country="US" officeooo:rsid="001b5146" officeooo:paragraph-rsid="0022abac"/>
    </style:style>
    <style:style style:name="P44" style:family="paragraph" style:parent-style-name="Text_20_body" style:list-style-name="L1">
      <style:text-properties fo:language="en" fo:country="US" officeooo:rsid="001b5146" officeooo:paragraph-rsid="0023465a"/>
    </style:style>
    <style:style style:name="P45" style:family="paragraph" style:parent-style-name="Text_20_body" style:list-style-name="L2">
      <style:text-properties fo:language="en" fo:country="US" officeooo:paragraph-rsid="0022abac"/>
    </style:style>
    <style:style style:name="P46" style:family="paragraph" style:parent-style-name="Text_20_body" style:list-style-name="L2">
      <style:text-properties fo:language="en" fo:country="US" officeooo:rsid="001d0ca2" officeooo:paragraph-rsid="0022abac"/>
    </style:style>
    <style:style style:name="P47" style:family="paragraph" style:parent-style-name="Text_20_body">
      <style:paragraph-properties>
        <style:tab-stops/>
      </style:paragraph-properties>
      <style:text-properties officeooo:rsid="00261193" officeooo:paragraph-rsid="00261193"/>
    </style:style>
    <style:style style:name="P48" style:family="paragraph" style:parent-style-name="Text_20_body">
      <style:text-properties officeooo:rsid="0026ce3e" officeooo:paragraph-rsid="0026ce3e"/>
    </style:style>
    <style:style style:name="T1" style:family="text">
      <style:text-properties fo:color="#000000" style:font-name="Alte-Schwabacher" fo:font-size="10pt" officeooo:rsid="000ff01c" style:font-size-asian="10pt" style:font-size-complex="10pt"/>
    </style:style>
    <style:style style:name="T2" style:family="text">
      <style:text-properties fo:color="#000000" style:font-name="Alte-Schwabacher" fo:font-size="10pt" officeooo:rsid="000dba50" style:font-size-asian="10pt" style:font-size-complex="10pt"/>
    </style:style>
    <style:style style:name="T3" style:family="text">
      <style:text-properties officeooo:rsid="0023465a"/>
    </style:style>
    <style:style style:name="T4" style:family="text">
      <style:text-properties fo:color="#808080" fo:font-size="9pt" fo:font-weight="bold" style:font-size-asian="9pt" style:font-weight-asian="bold" style:font-size-complex="9pt" style:font-weight-complex="bold"/>
    </style:style>
    <style:style style:name="T5" style:family="text">
      <style:text-properties fo:color="#808080" style:font-name="Palatino" fo:font-size="9pt" fo:font-weight="bold" style:font-size-asian="9pt" style:font-weight-asian="bold" style:font-size-complex="9pt" style:font-weight-complex="bold"/>
    </style:style>
    <style:style style:name="T6" style:family="text">
      <style:text-properties officeooo:rsid="001d0ca2"/>
    </style:style>
    <style:style style:name="T7" style:family="text">
      <style:text-properties officeooo:rsid="0022abac"/>
    </style:style>
    <style:style style:name="T8" style:family="text">
      <style:text-properties officeooo:rsid="001b5146"/>
    </style:style>
    <style:style style:name="T9" style:family="text">
      <style:text-properties officeooo:rsid="00261193"/>
    </style:style>
    <style:style style:name="T10" style:family="text">
      <style:text-properties officeooo:rsid="0026ce3e"/>
    </style:style>
    <style:style style:name="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ubject>Kaiserpfalz Office</text:subject></text:p>
      <text:p text:style-name="P23"><text:title>Requirements Document KP Office</text:title></text:p>
      <text:p text:style-name="P22"><text:initial-creator>Roland Thomas Lichti</text:initial-creator><text:line-break/><text:line-break/><text:creation-date style:data-style-name="N84">2015-12-22</text:creation-date></text:p>
      <text:table-of-content text:style-name="Sect1" text:name="Inhaltsverzeichnis1">
        <text:table-of-content-source text:outline-level="4" text:use-index-marks="false"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2" text:style-name="Contents_20_2">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3" text:style-name="Contents_20_3">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4" text:style-name="Contents_20_4">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5" text:style-name="Contents_20_5">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6" text:style-name="Contents_20_6">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7" text:style-name="Contents_20_7">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8" text:style-name="Contents_20_8">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9" text:style-name="Contents_20_9">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10" text:style-name="Contents_20_10">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index-source-styles text:outline-level="1">
            <text:index-source-style text:style-name="Illustration_20_Index_20_Heading"/>
            <text:index-source-style text:style-name="Bibliography_20_Heading"/>
            <text:index-source-style text:style-name="Index_20_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Inhaltsverzeichnis1_Head">
            <text:p text:style-name="Contents_20_Heading">Inhaltsverzeichnis</text:p>
          </text:index-title>
          <text:p text:style-name="P40"><text:a xlink:type="simple" xlink:href="#__RefHeading__2170_2117136346" text:style-name="Index_20_Link" text:visited-style-name="Index_20_Link">1<text:tab/>Overview<text:tab/>1-1</text:a></text:p>
          <text:p text:style-name="P41"><text:a xlink:type="simple" xlink:href="#__RefHeading__2444_2117136346" text:style-name="Index_20_Link" text:visited-style-name="Index_20_Link">1.1<text:tab/>Base Concepts of The System<text:tab/>1-1</text:a></text:p>
          <text:p text:style-name="P40"><text:a xlink:type="simple" xlink:href="#__RefHeading___Toc619_1681985388" text:style-name="Index_20_Link" text:visited-style-name="Index_20_Link">2<text:tab/>Base System<text:tab/>2-1</text:a></text:p>
          <text:p text:style-name="P41"><text:a xlink:type="simple" xlink:href="#__RefHeading___Toc480_509221693" text:style-name="Index_20_Link" text:visited-style-name="Index_20_Link">2.1<text:tab/>Feature Contact Management<text:tab/>2-1</text:a></text:p>
          <text:p text:style-name="P42"><text:a xlink:type="simple" xlink:href="#__RefHeading___Toc906_711074811" text:style-name="Index_20_Link" text:visited-style-name="Index_20_Link">2.1.1<text:tab/>Personal Contact Data<text:tab/>2-1</text:a></text:p>
          <text:p text:style-name="P42"><text:a xlink:type="simple" xlink:href="#__RefHeading___Toc908_711074811" text:style-name="Index_20_Link" text:visited-style-name="Index_20_Link">2.1.2<text:tab/>Organizational Contact Data<text:tab/>2-2</text:a></text:p>
          <text:p text:style-name="P42"><text:a xlink:type="simple" xlink:href="#__RefHeading___Toc910_711074811" text:style-name="Index_20_Link" text:visited-style-name="Index_20_Link">2.1.3<text:tab/>Address Data<text:tab/>2-3</text:a></text:p>
          <text:p text:style-name="P41"><text:a xlink:type="simple" xlink:href="#__RefHeading___Toc482_509221693" text:style-name="Index_20_Link" text:visited-style-name="Index_20_Link">2.2<text:tab/>Feature File Management<text:tab/>2-3</text:a></text:p>
          <text:p text:style-name="P41"><text:a xlink:type="simple" xlink:href="#__RefHeading___Toc484_509221693" text:style-name="Index_20_Link" text:visited-style-name="Index_20_Link">2.3<text:tab/>Feature Tenant Management<text:tab/>2-3</text:a></text:p>
          <text:p text:style-name="P41"><text:a xlink:type="simple" xlink:href="#__RefHeading___Toc486_509221693" text:style-name="Index_20_Link" text:visited-style-name="Index_20_Link">2.4<text:tab/>Feature Access Management<text:tab/>2-4</text:a></text:p>
          <text:p text:style-name="P41"><text:a xlink:type="simple" xlink:href="#__RefHeading___Toc488_509221693" text:style-name="Index_20_Link" text:visited-style-name="Index_20_Link">2.5<text:tab/>Feature License Management<text:tab/>2-4</text:a></text:p>
          <text:p text:style-name="P40"><text:a xlink:type="simple" xlink:href="#__RefHeading___Toc621_1681985388" text:style-name="Index_20_Link" text:visited-style-name="Index_20_Link">3<text:tab/>Module DMS<text:tab/>3-1</text:a></text:p>
          <text:p text:style-name="P40"><text:a xlink:type="simple" xlink:href="#__RefHeading___Toc623_1681985388" text:style-name="Index_20_Link" text:visited-style-name="Index_20_Link">4<text:tab/>Module Finance<text:tab/>4-1</text:a></text:p>
          <text:p text:style-name="P41"><text:a xlink:type="simple" xlink:href="#__RefHeading___Toc625_1681985388" text:style-name="Index_20_Link" text:visited-style-name="Index_20_Link">4.1<text:tab/>Sub Module Accounting<text:tab/>4-1</text:a></text:p>
          <text:p text:style-name="P41"><text:a xlink:type="simple" xlink:href="#__RefHeading___Toc627_1681985388" text:style-name="Index_20_Link" text:visited-style-name="Index_20_Link">4.2<text:tab/>Sub Module DATEV Export<text:tab/>4-1</text:a></text:p>
          <text:p text:style-name="P41"><text:a xlink:type="simple" xlink:href="#__RefHeading___Toc629_1681985388" text:style-name="Index_20_Link" text:visited-style-name="Index_20_Link">4.3<text:tab/>Sub Module Reporting<text:tab/>4-1</text:a></text:p>
          <text:p text:style-name="P41"><text:a xlink:type="simple" xlink:href="#__RefHeading___Toc631_1681985388" text:style-name="Index_20_Link" text:visited-style-name="Index_20_Link">4.4<text:tab/>Tax Data Export<text:tab/>4-2</text:a></text:p>
          <text:p text:style-name="P40"><text:a xlink:type="simple" xlink:href="#__RefHeading___Toc633_1681985388" text:style-name="Index_20_Link" text:visited-style-name="Index_20_Link">5<text:tab/>Appendix<text:tab/>5-1</text:a></text:p>
        </text:index-body>
      </text:table-of-content>
      <text:p text:style-name="P9"/>
      <text:list xml:id="list7909335711426560015" text:style-name="Outline">
        <text:list-item>
          <text:h text:style-name="P20" text:outline-level="1"><text:bookmark-start text:name="__RefHeading__2170_2117136346"/>Overview<text:bookmark-end text:name="__RefHeading__2170_2117136346"/></text:h>
        </text:list-item>
      </text:list>
      <text:p text:style-name="P11">The KP Office project aims for being a complete ERP system for small to medium businesses. It consists of a base system consisting of</text:p>
      <text:list xml:id="list8440613780378598950" text:style-name="L1">
        <text:list-item>
          <text:p text:style-name="P43">contacts management <text:span text:style-name="T7">(Ch. </text:span><text:span text:style-name="T7"><text:bookmark-ref text:reference-format="chapter" text:ref-name="__RefHeading___Toc480_509221693">2.1</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0_509221693">1</text:bookmark-ref></text:span><text:span text:style-name="T7">)</text:span></text:p>
        </text:list-item>
        <text:list-item>
          <text:p text:style-name="P43">file management <text:span text:style-name="T7">(Ch. </text:span><text:span text:style-name="T7"><text:bookmark-ref text:reference-format="chapter" text:ref-name="__RefHeading___Toc482_509221693">2.2</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2_509221693">3</text:bookmark-ref></text:span><text:span text:style-name="T7">)</text:span></text:p>
        </text:list-item>
        <text:list-item>
          <text:p text:style-name="P43">tenant management <text:span text:style-name="T7">(Ch. </text:span><text:span text:style-name="T7"><text:bookmark-ref text:reference-format="chapter" text:ref-name="__RefHeading___Toc484_509221693">2.3</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4_509221693">3</text:bookmark-ref></text:span><text:span text:style-name="T7">)</text:span></text:p>
        </text:list-item>
        <text:list-item>
          <text:p text:style-name="P30">user access management <text:span text:style-name="T7">(Ch. </text:span><text:span text:style-name="T7"><text:bookmark-ref text:reference-format="chapter" text:ref-name="__RefHeading___Toc486_509221693">2.4</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6_509221693">4</text:bookmark-ref></text:span><text:span text:style-name="T7">)</text:span></text:p>
        </text:list-item>
        <text:list-item>
          <text:p text:style-name="P43">licence management <text:span text:style-name="T7">(Ch. </text:span><text:span text:style-name="T7"><text:bookmark-ref text:reference-format="chapter" text:ref-name="__RefHeading___Toc488_509221693">2.5</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8_509221693">4</text:bookmark-ref></text:span><text:span text:style-name="T7">)</text:span></text:p>
        </text:list-item>
      </text:list>
      <text:p text:style-name="P11">and several modules. As of this time the modules are:</text:p>
      <text:list xml:id="list2832221820499151136" text:style-name="L2">
        <text:list-item>
          <text:p text:style-name="P45">document management<text:span text:style-name="T8"> (Ch. </text:span><text:span text:style-name="T8"><text:bookmark-ref text:reference-format="chapter" text:ref-name="__RefHeading___Toc621_1681985388">3</text:bookmark-ref></text:span><text:span text:style-name="T8">)</text:span></text:p>
        </text:list-item>
        <text:list-item>
          <text:p text:style-name="P45">finance<text:span text:style-name="T8"> (Ch. </text:span><text:span text:style-name="T8"><text:bookmark-ref text:reference-format="chapter" text:ref-name="__RefHeading___Toc623_1681985388">4</text:bookmark-ref></text:span><text:span text:style-name="T8">)</text:span>, consisting of</text:p>
          <text:list>
            <text:list-item>
              <text:p text:style-name="P45"><text:span text:style-name="T6">A</text:span>ccounting<text:span text:style-name="T8"> (Ch. </text:span><text:span text:style-name="T8"><text:bookmark-ref text:reference-format="chapter" text:ref-name="__RefHeading___Toc625_1681985388">4.1</text:bookmark-ref></text:span><text:span text:style-name="T8">, p. </text:span><text:span text:style-name="T8"><text:bookmark-ref text:reference-format="chapter" text:ref-name="__RefHeading___Toc623_1681985388">4</text:bookmark-ref></text:span><text:span text:style-name="T8">-</text:span><text:span text:style-name="T8"><text:bookmark-ref text:reference-format="page" text:ref-name="__RefHeading___Toc623_1681985388">1</text:bookmark-ref></text:span><text:span text:style-name="T8">)</text:span></text:p>
            </text:list-item>
            <text:list-item>
              <text:p text:style-name="P45">DATEV <text:span text:style-name="T6">Export (Ch. </text:span><text:span text:style-name="T6"><text:bookmark-ref text:reference-format="chapter" text:ref-name="__RefHeading___Toc627_1681985388">4.2</text:bookmark-ref></text:span><text:span text:style-name="T6">, p </text:span><text:span text:style-name="T6"><text:bookmark-ref text:reference-format="chapter" text:ref-name="__RefHeading___Toc623_1681985388">4</text:bookmark-ref></text:span><text:span text:style-name="T6">-</text:span><text:span text:style-name="T6"><text:bookmark-ref text:reference-format="page" text:ref-name="__RefHeading___Toc627_1681985388">1</text:bookmark-ref></text:span><text:span text:style-name="T6">)</text:span></text:p>
            </text:list-item>
            <text:list-item>
              <text:p text:style-name="P46">Reporting<text:span text:style-name="T8"> (Ch. </text:span><text:span text:style-name="T8"><text:bookmark-ref text:reference-format="chapter" text:ref-name="__RefHeading___Toc629_1681985388">4.3</text:bookmark-ref></text:span><text:span text:style-name="T8">, p. </text:span><text:span text:style-name="T8"><text:bookmark-ref text:reference-format="chapter" text:ref-name="__RefHeading___Toc623_1681985388">4</text:bookmark-ref></text:span><text:span text:style-name="T8">-</text:span><text:span text:style-name="T8"><text:bookmark-ref text:reference-format="page" text:ref-name="__RefHeading___Toc623_1681985388">1</text:bookmark-ref></text:span><text:span text:style-name="T8">)</text:span></text:p>
            </text:list-item>
            <text:list-item>
              <text:p text:style-name="P46">Tax Data Export<text:span text:style-name="T8"> (Ch. </text:span><text:span text:style-name="T8"><text:bookmark-ref text:reference-format="chapter" text:ref-name="__RefHeading___Toc631_1681985388">4.4</text:bookmark-ref></text:span><text:span text:style-name="T8">, p. </text:span><text:span text:style-name="T8"><text:bookmark-ref text:reference-format="chapter" text:ref-name="__RefHeading___Toc623_1681985388">4</text:bookmark-ref></text:span><text:span text:style-name="T8">-</text:span><text:span text:style-name="T8"><text:bookmark-ref text:reference-format="page" text:ref-name="__RefHeading___Toc631_1681985388">2</text:bookmark-ref></text:span><text:span text:style-name="T8">)</text:span></text:p>
            </text:list-item>
          </text:list>
        </text:list-item>
      </text:list>
      <text:p text:style-name="P10"/>
      <text:list xml:id="list113243083106109" text:continue-list="list7909335711426560015" text:style-name="Outline">
        <text:list-item>
          <text:list>
            <text:list-item>
              <text:h text:style-name="P25" text:outline-level="2"><text:bookmark-start text:name="__RefHeading__2444_2117136346"/>Base Concepts of The System<text:bookmark-end text:name="__RefHeading__2444_2117136346"/></text:h>
            </text:list-item>
          </text:list>
        </text:list-item>
      </text:list>
      <text:p text:style-name="P11">The software is written for multi tenancy. A medium business can consist of multiple companies working together (mostly in a holding structure). Then one installation shall be sufficient for the whole holding and its subsidiaries.</text:p>
      <text:p text:style-name="P16">The software should work asynchronously where ever possible. This structure allows for loose coupling and failure resilience even in big distributed systems and does not hurt very much in small systems.</text:p>
      <text:p text:style-name="P17">The domain is modeled after the hexagonal software architecture ap<text:span text:style-name="T3">p</text:span>roach. So the data persistence is not modeled into the base objects. The data persistence layer will react on creation/<text:span text:style-name="T9">retrieve/</text:span>update/delete events.</text:p>
      <text:p text:style-name="P16">The software shall work mostly event driven. The events shall be business events like order documents, accounting entries, …</text:p>
      <text:list xml:id="list113242997609482" text:continue-numbering="true" text:style-name="Outline">
        <text:list-item>
          <text:h text:style-name="P21" text:outline-level="1"><text:bookmark-start text:name="__RefHeading___Toc619_1681985388"/>Base System<text:bookmark-end text:name="__RefHeading___Toc619_1681985388"/></text:h>
        </text:list-item>
      </text:list>
      <text:p text:style-name="P12">The base system consists of the feature modules</text:p>
      <text:list xml:id="list113241468695339" text:continue-list="list8440613780378598950" text:style-name="L1">
        <text:list-item>
          <text:p text:style-name="P44">contacts management <text:span text:style-name="T7">(Ch. </text:span><text:span text:style-name="T7"><text:bookmark-ref text:reference-format="chapter" text:ref-name="__RefHeading___Toc480_509221693">2.1</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0_509221693">1</text:bookmark-ref></text:span><text:span text:style-name="T7">)</text:span></text:p>
        </text:list-item>
        <text:list-item>
          <text:p text:style-name="P44">file management <text:span text:style-name="T7">(Ch. </text:span><text:span text:style-name="T7"><text:bookmark-ref text:reference-format="chapter" text:ref-name="__RefHeading___Toc482_509221693">2.2</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2_509221693">3</text:bookmark-ref></text:span><text:span text:style-name="T7">)</text:span></text:p>
        </text:list-item>
      </text:list>
      <text:p text:style-name="P14">and the supporting modules</text:p>
      <text:list xml:id="list4478880440539908168" text:style-name="L3">
        <text:list-item>
          <text:p text:style-name="P32"><text:span text:style-name="T8">tenant management (Ch. </text:span><text:span text:style-name="T8"><text:bookmark-ref text:reference-format="chapter" text:ref-name="__RefHeading___Toc484_509221693">2.3</text:bookmark-ref></text:span><text:span text:style-name="T8">, p. </text:span><text:span text:style-name="T8"><text:bookmark-ref text:reference-format="chapter" text:ref-name="__RefHeading___Toc619_1681985388">2</text:bookmark-ref></text:span><text:span text:style-name="T8">-</text:span><text:span text:style-name="T8"><text:bookmark-ref text:reference-format="page" text:ref-name="__RefHeading___Toc484_509221693">3</text:bookmark-ref></text:span><text:span text:style-name="T8">)</text:span></text:p>
        </text:list-item>
      </text:list>
      <text:list xml:id="list113242523068253" text:continue-list="list113241468695339" text:style-name="L1">
        <text:list-item>
          <text:p text:style-name="P31">user access management <text:span text:style-name="T7">(Ch. </text:span><text:span text:style-name="T7"><text:bookmark-ref text:reference-format="chapter" text:ref-name="__RefHeading___Toc486_509221693">2.4</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6_509221693">4</text:bookmark-ref></text:span><text:span text:style-name="T7">)</text:span></text:p>
        </text:list-item>
        <text:list-item>
          <text:p text:style-name="P33"><text:span text:style-name="T8">licence management (Ch. </text:span><text:span text:style-name="T8"><text:bookmark-ref text:reference-format="chapter" text:ref-name="__RefHeading___Toc488_509221693">2.5</text:bookmark-ref></text:span><text:span text:style-name="T8">, p. </text:span><text:span text:style-name="T8"><text:bookmark-ref text:reference-format="chapter" text:ref-name="__RefHeading___Toc619_1681985388">2</text:bookmark-ref></text:span><text:span text:style-name="T8">-</text:span><text:span text:style-name="T8"><text:bookmark-ref text:reference-format="page" text:ref-name="__RefHeading___Toc488_509221693">4</text:bookmark-ref></text:span><text:span text:style-name="T8">)</text:span></text:p>
        </text:list-item>
      </text:list>
      <text:p text:style-name="P13">The services of the base system may be called by any other feature module. <text:span text:style-name="T3">Since the concepts of contacts and files are needed throughout almost any of the additional optional feature modules these two modules are bundled inside the base system.</text:span></text:p>
      <text:list xml:id="list113242025873137" text:continue-list="list113242997609482" text:style-name="Outline">
        <text:list-item>
          <text:list>
            <text:list-item>
              <text:h text:style-name="P26" text:outline-level="2"><text:bookmark-start text:name="__RefHeading___Toc480_509221693"/>Feature Contact Management<text:bookmark-end text:name="__RefHeading___Toc480_509221693"/></text:h>
            </text:list-item>
          </text:list>
        </text:list-item>
      </text:list>
      <text:p text:style-name="P14">The contact management offers a single way to save contact data in a unified way. The data is structured and may contain organizations and individuals.</text:p>
      <text:p text:style-name="P18">If possible there should be a GIS with data to help entering valid geo data like city and postal address information.</text:p>
      <text:list xml:id="list113241211251673" text:continue-numbering="true" text:style-name="Outline">
        <text:list-item>
          <text:list>
            <text:list-item>
              <text:list>
                <text:list-item>
                  <text:h text:style-name="Heading_20_3" text:outline-level="3"><text:bookmark-start text:name="__RefHeading___Toc906_711074811"/>Personal Contact Data<text:bookmark-end text:name="__RefHeading___Toc906_711074811"/></text:h>
                </text:list-item>
              </text:list>
            </text:list-item>
          </text:list>
        </text:list-item>
      </text:list>
      <text:p text:style-name="P47">Personal contact data contains:</text:p>
      <text:list xml:id="list5097656071182769943" text:style-name="L4">
        <text:list-item>
          <text:p text:style-name="P35">Family Name</text:p>
        </text:list-item>
        <text:list-item>
          <text:p text:style-name="P35">Given Name</text:p>
        </text:list-item>
        <text:list-item>
          <text:p text:style-name="P35"><text:soft-page-break/>Honorific Title (aka academic title)</text:p>
        </text:list-item>
        <text:list-item>
          <text:p text:style-name="P35">Heraldic Title</text:p>
        </text:list-item>
        <text:list-item>
          <text:p text:style-name="P35">Prefix to Family Name</text:p>
        </text:list-item>
        <text:list-item>
          <text:p text:style-name="P35">Postfix to Family Name</text:p>
        </text:list-item>
        <text:list-item>
          <text:p text:style-name="P35">Prefix to Given Name</text:p>
        </text:list-item>
        <text:list-item>
          <text:p text:style-name="P35">Postfix to Given Name</text:p>
        </text:list-item>
        <text:list-item>
          <text:p text:style-name="P36">Link to Attorney</text:p>
        </text:list-item>
        <text:list-item>
          <text:p text:style-name="P36">none, one or multiple Addresses</text:p>
        </text:list-item>
      </text:list>
      <text:p text:style-name="First_20_line_20_indent">The attorney linked is the proxy for legal activities. For these the attorney should be contacted and not the person of this data set. <text:span text:style-name="T10">Attorney can be a personal or an organizational data set.</text:span></text:p>
      <text:p text:style-name="P37">The addresses are structured data itself and may contain only of a single string (like phone numbers) or postal addresses (or poboxes).</text:p>
      <text:list xml:id="list113241655664033" text:continue-list="list113241211251673" text:style-name="Outline">
        <text:list-item>
          <text:list>
            <text:list-item>
              <text:list>
                <text:list-item>
                  <text:h text:style-name="P28" text:outline-level="3"><text:bookmark-start text:name="__RefHeading___Toc908_711074811"/>Organizational Contact Data<text:bookmark-end text:name="__RefHeading___Toc908_711074811"/></text:h>
                </text:list-item>
              </text:list>
            </text:list-item>
          </text:list>
        </text:list-item>
      </text:list>
      <text:p text:style-name="P48">Organizational data is a little bit different from personal data:</text:p>
      <text:list xml:id="list2123804136253223524" text:style-name="L6">
        <text:list-item>
          <text:p text:style-name="P39">Organization Name</text:p>
        </text:list-item>
        <text:list-item>
          <text:p text:style-name="P39">one or multiple link(s) to attorney for this organization</text:p>
        </text:list-item>
        <text:list-item>
          <text:p text:style-name="P39">Legal data (may vary from country to country)</text:p>
        </text:list-item>
        <text:list-item>
          <text:p text:style-name="P39">Link to superordinate organization</text:p>
        </text:list-item>
        <text:list-item>
          <text:p text:style-name="P39">no, one or multiple link(s) to subordinate organizations</text:p>
        </text:list-item>
      </text:list>
      <text:p text:style-name="P37">The organization needs a unique name. Since an organization can not act on own behalf it needs someone as proxy. That’s the attorney.</text:p>
      <text:p text:style-name="P37">The legal data may vary from country but normally includes the organizational form (e.g. “GmBH”, “Ltd.”, “AB”, …) and some kind of format regitration office.</text:p>
      <text:p text:style-name="P37">Organizations may be within a structure. The links provide information about the owning organization and the organizations owned by this organization.</text:p>
      <text:list xml:id="list113241849489762" text:continue-list="list113241655664033" text:style-name="Outline">
        <text:list-item>
          <text:list>
            <text:list-item>
              <text:list>
                <text:list-item>
                  <text:h text:style-name="P29" text:outline-level="3"><text:bookmark-start text:name="__RefHeading___Toc910_711074811"/><text:soft-page-break/>Address Data<text:bookmark-end text:name="__RefHeading___Toc910_711074811"/></text:h>
                </text:list-item>
              </text:list>
            </text:list-item>
          </text:list>
        </text:list-item>
      </text:list>
      <text:p text:style-name="P48">There are multiple types of address data. But structural they boil down to three types:</text:p>
      <text:list xml:id="list1295279187760697750" text:style-name="L5">
        <text:list-item>
          <text:p text:style-name="P38">Postal (Street) Addresses</text:p>
        </text:list-item>
        <text:list-item>
          <text:p text:style-name="P38">Postal (PO Box) Addresses</text:p>
        </text:list-item>
        <text:list-item>
          <text:p text:style-name="P38">Electronical Addresses (phone numbers, email addresses, websites, …)</text:p>
        </text:list-item>
      </text:list>
      <text:p text:style-name="P37">The main reason to distinguish between street addresses and PO Boxes is that visiting a PO Box does not make a lot of sense. Most electronical addresses are just a string. The address management software should not impose any structure on it. Phone number formats may change from country to country from the very strict structure within north america with the national destination codes, the area codes and the subscriber numbers to the fully free number as used by France (just for example). Since business is conducted more and more internationally you should be very sure that the same rules apply in all countries to make business with – otherwise you would have problems entering the data you want to save.</text:p>
      <text:list xml:id="list113241795441005" text:continue-list="list113241849489762" text:style-name="Outline">
        <text:list-item>
          <text:list>
            <text:list-item>
              <text:h text:style-name="P26" text:outline-level="2"><text:bookmark-start text:name="__RefHeading___Toc482_509221693"/>Feature File Management<text:bookmark-end text:name="__RefHeading___Toc482_509221693"/></text:h>
            </text:list-item>
          </text:list>
        </text:list-item>
      </text:list>
      <text:p text:style-name="P14">The file management is used to bundle other information by projects or customers. The usage of files should be very customizable to meet the requirements of different user groups like architects, attorneys and small and medium enterprises to structure their filing concepts.</text:p>
      <text:list xml:id="list113242571721593" text:continue-numbering="true" text:style-name="Outline">
        <text:list-item>
          <text:list>
            <text:list-item>
              <text:h text:style-name="P26" text:outline-level="2"><text:bookmark-start text:name="__RefHeading___Toc484_509221693"/>Feature Tenant Management<text:bookmark-end text:name="__RefHeading___Toc484_509221693"/></text:h>
            </text:list-item>
          </text:list>
        </text:list-item>
      </text:list>
      <text:p text:style-name="P14">A single installation should support multiple tenants. That may be used for branches of the enterprise or to offer a SaaS to multiple customers. Within the system the tenant is a single identifier and the identifier is part of the access management.</text:p>
      <text:p text:style-name="P18">To get more information about that tenant, the tenant service may be asked with the identifier to get more information about it. The tenant id is used by the feature access management to restrict access to the data tagged.</text:p>
      <text:list xml:id="list113242910855574" text:continue-numbering="true" text:style-name="Outline">
        <text:list-item>
          <text:list>
            <text:list-item>
              <text:h text:style-name="P26" text:outline-level="2"><text:bookmark-start text:name="__RefHeading___Toc486_509221693"/><text:soft-page-break/>Feature Access Management<text:bookmark-end text:name="__RefHeading___Toc486_509221693"/></text:h>
            </text:list-item>
          </text:list>
        </text:list-item>
      </text:list>
      <text:p text:style-name="P14">The access management is quite standard. It restricts mainly the access to functionality. But in addition it has to check the tenant to restrict the access based on the data to work on.</text:p>
      <text:list xml:id="list113241844460326" text:continue-numbering="true" text:style-name="Outline">
        <text:list-item>
          <text:list>
            <text:list-item>
              <text:h text:style-name="P26" text:outline-level="2"><text:bookmark-start text:name="__RefHeading___Toc488_509221693"/>Feature License Management<text:bookmark-end text:name="__RefHeading___Toc488_509221693"/></text:h>
            </text:list-item>
          </text:list>
        </text:list-item>
      </text:list>
      <text:p text:style-name="P14">The license management limits the access to feature modules within the installation. Since this is open source software it is mainly a trigger for enabling or disabling special modules for end users.</text:p>
      <text:p text:style-name="P18">But there may be modules that need to be purchased since the development was very expensive (like the tax data export module for Germany).</text:p>
      <text:list xml:id="list113242963324822" text:continue-numbering="true" text:style-name="Outline">
        <text:list-item>
          <text:h text:style-name="P21" text:outline-level="1"><text:bookmark-start text:name="__RefHeading___Toc621_1681985388"/>Module DMS<text:bookmark-end text:name="__RefHeading___Toc621_1681985388"/></text:h>
        </text:list-item>
      </text:list>
      <text:p text:style-name="P15"/>
      <text:list xml:id="list113242634944223" text:continue-numbering="true" text:style-name="Outline">
        <text:list-item>
          <text:h text:style-name="P21" text:outline-level="1"><text:bookmark-start text:name="__RefHeading___Toc623_1681985388"/>Module Finance<text:bookmark-end text:name="__RefHeading___Toc623_1681985388"/></text:h>
        </text:list-item>
      </text:list>
      <text:p text:style-name="P15"/>
      <text:list xml:id="list113241827158432" text:continue-numbering="true" text:style-name="Outline">
        <text:list-item>
          <text:list>
            <text:list-item>
              <text:h text:style-name="P27" text:outline-level="2"><text:bookmark-start text:name="__RefHeading___Toc625_1681985388"/>Sub Module Accounting<text:bookmark-end text:name="__RefHeading___Toc625_1681985388"/></text:h>
            </text:list-item>
          </text:list>
        </text:list-item>
      </text:list>
      <text:p text:style-name="P15"/>
      <text:list xml:id="list113243213478621" text:continue-numbering="true" text:style-name="Outline">
        <text:list-item>
          <text:list>
            <text:list-item>
              <text:h text:style-name="P27" text:outline-level="2"><text:bookmark-start text:name="__RefHeading___Toc627_1681985388"/>Sub Module DATEV Export<text:bookmark-end text:name="__RefHeading___Toc627_1681985388"/></text:h>
            </text:list-item>
          </text:list>
        </text:list-item>
      </text:list>
      <text:p text:style-name="P15"/>
      <text:list xml:id="list113241720648829" text:continue-numbering="true" text:style-name="Outline">
        <text:list-item>
          <text:list>
            <text:list-item>
              <text:h text:style-name="P27" text:outline-level="2"><text:bookmark-start text:name="__RefHeading___Toc629_1681985388"/>Sub Module Reporting<text:bookmark-end text:name="__RefHeading___Toc629_1681985388"/></text:h>
            </text:list-item>
          </text:list>
        </text:list-item>
      </text:list>
      <text:p text:style-name="P15"/>
      <text:list xml:id="list113242000441894" text:continue-numbering="true" text:style-name="Outline">
        <text:list-item>
          <text:list>
            <text:list-item>
              <text:h text:style-name="P27" text:outline-level="2"><text:bookmark-start text:name="__RefHeading___Toc631_1681985388"/><text:soft-page-break/>Tax Data Export<text:bookmark-end text:name="__RefHeading___Toc631_1681985388"/></text:h>
            </text:list-item>
          </text:list>
        </text:list-item>
      </text:list>
      <text:p text:style-name="P15"/>
      <text:list xml:id="list113241533347195" text:continue-numbering="true" text:style-name="Outline">
        <text:list-item>
          <text:h text:style-name="P21" text:outline-level="1"><text:bookmark-start text:name="__RefHeading___Toc633_1681985388"/>Appendix<text:bookmark-end text:name="__RefHeading___Toc633_1681985388"/></text:h>
        </text:list-item>
      </text:list>
      <text:p text:style-name="P15"/>
      <text:p text:style-name="P19"><text:span text:style-name="T4">End of </text:span><text:span text:style-name="T5">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0.5pt"/>
    </style:style>
    <style:style style:name="Heading" style:family="paragraph" style:parent-style-name="Standard" style:next-style-name="Text_20_body" style:auto-update="true" style:list-style-name="Numbering_20_1" style:class="text" style:master-page-name="">
      <style:paragraph-properties fo:margin-left="-4.5cm" fo:margin-right="0cm" fo:margin-top="0.801cm" fo:margin-bottom="0.199cm" loext:contextual-spacing="false" fo:keep-together="always" fo:hyphenation-ladder-count="1" style:register-true="false" fo:text-indent="0cm" style:auto-text-indent="false" style:page-number="auto" fo:padding="0cm" fo:border-left="none" fo:border-right="none" fo:border-top="none" fo:border-bottom="0.99pt solid #800000" style:shadow="none" fo:keep-with-next="always" text:number-lines="false" text:line-number="0">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1pt" fo:font-weight="bold"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next-style-name="First_20_line_20_indent" style:auto-update="true" style:class="text" style:master-page-name="">
      <style:paragraph-properties fo:margin-left="0cm" fo:margin-right="0cm" fo:margin-top="0cm" fo:margin-bottom="0cm" loext:contextual-spacing="false" fo:text-align="justify" style:justify-single-word="true" fo:orphans="3" fo:widows="3" fo:hyphenation-ladder-count="1" style:register-true="true" fo:text-indent="0cm" style:auto-text-indent="false" style:page-number="auto"/>
      <style:text-properties style:font-name="Palatino" fo:font-family="Palatino" style:font-style-name="Standard" style:font-family-generic="roman" style:font-pitch="variable" fo:font-size="10.5pt" fo:hyphenate="true" fo:hyphenation-remain-char-count="2" fo:hyphenation-push-char-count="2"/>
    </style:style>
    <style:style style:name="List" style:family="paragraph" style:parent-style-name="Text_20_body" style:class="list">
      <style:text-properties style:font-name="Lucida Sans" fo:font-family="'Lucida San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Luxi Serif" fo:font-family="'Luxi Serif'"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auto-update="true" style:class="index" style:master-page-name="">
      <style:paragraph-properties fo:margin-left="0cm" fo:margin-right="0cm" fo:orphans="2" fo:widows="2" style:register-true="true" fo:text-indent="0cm" style:auto-text-indent="false" style:page-number="auto" style:shadow="none" text:number-lines="false" text:line-number="0">
        <style:tab-stops>
          <style:tab-stop style:position="2cm"/>
          <style:tab-stop style:position="13cm" style:type="right" style:leader-style="dotted" style:leader-text="."/>
        </style:tab-stops>
      </style:paragraph-properties>
      <style:text-properties style:font-name="Palatino" fo:font-family="Palatino" style:font-style-name="Standard" style:font-family-generic="roman" style:font-pitch="variable" fo:font-size="10.5pt" style:font-name-complex="Lohit Hindi1" style:font-family-complex="'Lohit Hindi'"/>
    </style:style>
    <style:style style:name="Footer" style:family="paragraph" style:parent-style-name="Standard" style:class="extra" style:master-page-name="">
      <loext:graphic-properties draw:fill="none" draw:fill-color="#99ccff"/>
      <style:paragraph-properties fo:margin-left="-4.5cm" fo:margin-right="0cm" fo:keep-together="always" fo:text-indent="0cm" style:auto-text-indent="false" style:page-number="auto" fo:background-color="transparent" fo:padding="0.15cm" fo:border-left="none" fo:border-right="none" fo:border-top="0.31pt solid #800000" fo:border-bottom="none"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pt" fo:font-weight="bold"/>
    </style:style>
    <style:style style:name="Header" style:family="paragraph" style:parent-style-name="Standard" style:class="extra" style:master-page-name="">
      <style:paragraph-properties fo:margin-left="-4.5cm" fo:margin-right="0cm" fo:keep-together="always" fo:text-indent="0cm" style:auto-text-indent="false" style:page-number="auto" fo:padding="0.15cm" fo:border-left="none" fo:border-right="none" fo:border-top="none" fo:border-bottom="0.31pt solid #800000"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5pt" fo:font-weight="bold"/>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Title" style:family="paragraph" style:parent-style-name="Heading" style:next-style-name="Subtitle" style:class="chapter" style:master-page-name="">
      <style:paragraph-properties fo:margin-top="1cm" fo:margin-bottom="2cm" loext:contextual-spacing="false" fo:text-align="end" style:justify-single-word="false" fo:keep-together="always" fo:hyphenation-ladder-count="1" style:page-number="auto"/>
      <style:text-properties fo:font-size="18pt" fo:font-weight="bold" style:font-size-asian="18pt" style:font-weight-asian="bold" style:font-size-complex="18pt" style:font-weight-complex="bold" fo:hyphenate="true" fo:hyphenation-remain-char-count="2" fo:hyphenation-push-char-count="2"/>
    </style:style>
    <style:style style:name="Subtitle" style:family="paragraph" style:parent-style-name="Heading" style:next-style-name="Text_20_body" style:class="chapter" style:master-page-name="">
      <style:paragraph-properties fo:margin-top="5.001cm" fo:margin-bottom="1cm" loext:contextual-spacing="false" fo:text-align="end" style:justify-single-word="false" fo:keep-together="always" fo:hyphenation-ladder-count="1" style:page-number="auto">
        <style:tab-stops/>
      </style:paragraph-properties>
      <style:text-properties fo:font-size="14pt" fo:font-style="italic" style:font-size-asian="14pt" style:font-style-asian="italic" style:font-size-complex="14pt" style:font-style-complex="italic" fo:hyphenate="true" fo:hyphenation-remain-char-count="2" fo:hyphenation-push-char-count="2"/>
    </style:style>
    <style:style style:name="Autor_20_und_20_Datum" style:display-name="Autor und Datum" style:family="paragraph" style:parent-style-name="Title" style:next-style-name="Text_20_body" style:auto-update="true" style:master-page-name="">
      <loext:graphic-properties draw:fill="none" draw:fill-color="#99ccff"/>
      <style:paragraph-properties style:page-number="auto" fo:background-color="transparent" fo:padding="0cm" fo:border="none"/>
      <style:text-properties fo:font-size="12pt"/>
    </style:style>
    <style:style style:name="Heading_20_1" style:display-name="Heading 1" style:family="paragraph" style:parent-style-name="Heading" style:next-style-name="Text_20_body" style:default-outline-level="1" style:list-style-name="Outline" style:class="text" style:master-page-name="Standard">
      <loext:graphic-properties draw:fill="none" draw:fill-color="#99ccff"/>
      <style:paragraph-properties fo:margin-left="-4.5cm" fo:margin-right="0cm" fo:margin-top="2cm" fo:margin-bottom="0.4cm" loext:contextual-spacing="false" fo:keep-together="always" fo:hyphenation-ladder-count="1" style:register-true="false" fo:text-indent="0cm" style:auto-text-indent="false" style:page-number="1" fo:break-before="auto" fo:break-after="auto" fo:background-color="transparent" fo:padding="0.101cm" fo:border-left="none" fo:border-right="none" fo:border-top="none" fo:border-bottom="0.99pt solid #800000" style:shadow="none">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50%"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auto-update="true" style:default-outline-level="2" style:list-style-name="Outline" style:class="text" style:master-page-name="">
      <loext:graphic-properties draw:fill="none" draw:fill-color="#99ccff"/>
      <style:paragraph-properties fo:margin-left="-4.5cm" fo:margin-right="0cm" fo:margin-top="3.6cm" fo:margin-bottom="0.4cm" loext:contextual-spacing="false" fo:keep-together="always" fo:hyphenation-ladder-count="1" style:register-true="true" fo:text-indent="0cm" style:auto-text-indent="false" style:page-number="auto" fo:background-color="transparent">
        <style:tab-stops>
          <style:tab-stop style:position="4.5cm"/>
        </style:tab-stops>
      </style:paragraph-properties>
      <style:text-properties fo:font-size="16pt"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3.2cm" fo:margin-bottom="0.4cm" loext:contextual-spacing="false" fo:text-indent="-4.5cm"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2.799cm" fo:margin-bottom="0.4cm" loext:contextual-spacing="false" fo:text-indent="-4.5cm" style:auto-text-indent="false">
        <style:tab-stops>
          <style:tab-stop style:position="4.5cm"/>
        </style:tab-stops>
      </style:paragraph-properties>
      <style:text-properties fo:font-size="11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master-page-name="">
      <style:paragraph-properties fo:margin-left="0cm" fo:margin-right="0cm" fo:margin-top="2.401cm" fo:margin-bottom="0.4cm" loext:contextual-spacing="false" fo:text-indent="-4.5cm" style:auto-text-indent="false" style:page-number="auto">
        <style:tab-stops>
          <style:tab-stop style:position="4.5cm"/>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2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4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master-page-name="">
      <style:paragraph-properties fo:margin-left="0cm" fo:margin-right="0cm" fo:margin-top="0.801cm" fo:margin-bottom="0.4cm" loext:contextual-spacing="false" fo:text-indent="-4.5cm" style:auto-text-indent="false" style:page-number="auto">
        <style:tab-stops>
          <style:tab-stop style:position="4.5cm"/>
        </style:tab-stops>
      </style:paragraph-properties>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1.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First_20_line_20_indent" style:display-name="First line indent" style:family="paragraph" style:parent-style-name="Text_20_body" style:auto-update="true" style:class="text">
      <style:paragraph-properties fo:margin-left="0cm" fo:margin-right="0cm" fo:margin-top="0cm" fo:margin-bottom="0cm" loext:contextual-spacing="false" fo:line-height="100%" fo:text-indent="0.499cm" style:auto-text-indent="false">
        <style:tab-stops/>
      </style:paragraph-properties>
    </style:style>
    <style:style style:name="Contents_20_Heading" style:display-name="Contents Heading" style:family="paragraph" style:parent-style-name="Heading" style:list-style-name="" style:class="index" style:master-page-name="Index">
      <style:paragraph-properties fo:margin-left="-4.5cm" fo:margin-right="0cm" fo:margin-top="1.499cm" fo:margin-bottom="0.4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text-properties fo:font-size="10.5pt"/>
    </style:style>
    <style:style style:name="Contents_20_2" style:display-name="Contents 2" style:family="paragraph" style:parent-style-name="Index" style:auto-update="true" style:class="index">
      <style:paragraph-properties fo:margin-left="0cm" fo:margin-right="0cm" fo:text-indent="0cm" style:auto-text-indent="false">
        <style:tab-stops>
          <style:tab-stop style:position="2cm"/>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4" style:display-name="Contents 4" style:family="paragraph" style:parent-style-name="Index" style:auto-update="true" style:class="index" style:master-page-name="">
      <style:paragraph-properties fo:margin-left="0cm" fo:margin-right="0cm" fo:text-indent="0cm" style:auto-text-indent="false" style:page-number="auto">
        <style:tab-stops>
          <style:tab-stop style:position="2cm" style:leader-style="dotted" style:leader-text="."/>
          <style:tab-stop style:position="13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6" style:display-name="Contents 6" style:family="paragraph" style:parent-style-name="Index" style:class="index">
      <style:paragraph-properties fo:margin-left="7.001cm" fo:margin-right="0cm" fo:text-indent="0cm" style:auto-text-indent="false">
        <style:tab-stops>
          <style:tab-stop style:position="2cm"/>
          <style:tab-stop style:position="13cm" style:type="right" style:leader-style="dotted" style:leader-text="."/>
        </style:tab-stops>
      </style:paragraph-properties>
    </style:style>
    <style:style style:name="Contents_20_7" style:display-name="Contents 7" style:family="paragraph" style:parent-style-name="Index" style:class="index">
      <style:paragraph-properties fo:margin-left="7.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7.999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8.5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8.999cm" fo:margin-right="0cm" fo:text-indent="0cm" style:auto-text-indent="false">
        <style:tab-stops>
          <style:tab-stop style:position="13.009cm" style:type="right" style:leader-style="dotted" style:leader-text="."/>
        </style:tab-stops>
      </style:paragraph-properties>
    </style:style>
    <style:style style:name="Marginalia" style:family="paragraph" style:parent-style-name="Text_20_body" style:class="text" style:master-page-name="">
      <style:paragraph-properties fo:margin-left="4.5cm" fo:margin-right="0cm" fo:margin-top="2cm" fo:margin-bottom="0.4cm" loext:contextual-spacing="false" fo:text-indent="-4.5cm" style:auto-text-indent="false" style:page-number="auto" fo:break-before="page">
        <style:tab-stops/>
      </style:paragraph-properties>
    </style:style>
    <style:style style:name="Bibliography_20_Heading" style:display-name="Bibliography Heading" style:family="paragraph" style:parent-style-name="Heading" style:list-style-name="" style:class="index" style:master-page-name="Literaturverzeichnis">
      <loext:graphic-properties draw:fill="none" draw:fill-color="#99ccff"/>
      <style:paragraph-properties fo:margin-top="2cm" fo:margin-bottom="0.4cm" loext:contextual-spacing="false" style:page-number="1" fo:break-before="auto" fo:break-after="auto"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halt_20_Kapitel" style:display-name="Inhalt Kapitel" style:family="paragraph" style:parent-style-name="Contents_20_Heading" style:list-style-name="" style:master-page-name="">
      <loext:graphic-properties draw:fill="none" draw:fill-color="#99ccff"/>
      <style:paragraph-properties fo:margin-left="-4.5cm" fo:margin-right="0cm" fo:margin-top="0.499cm" fo:margin-bottom="0.4cm" loext:contextual-spacing="false" fo:hyphenation-ladder-count="1" fo:text-indent="0cm" style:auto-text-indent="false" style:page-number="auto" fo:break-before="auto" fo:break-after="auto" fo:background-color="transparent" fo:padding="0cm" fo:border="none" style:shadow="none"/>
      <style:text-properties fo:hyphenate="false" fo:hyphenation-remain-char-count="2" fo:hyphenation-push-char-count="2"/>
    </style:style>
    <style:style style:name="Illustration_20_Index_20_Heading" style:display-name="Illustration Index Heading" style:family="paragraph" style:parent-style-name="Heading" style:list-style-name="" style:class="index">
      <style:paragraph-properties fo:margin-top="4.001cm" fo:margin-bottom="0.4cm" loext:contextual-spacing="false" text:number-lines="false" text:line-number="0">
        <style:tab-stops/>
      </style:paragraph-properties>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list-style-name="" style:class="index" style:master-page-name="Index_20__28_user_29_">
      <style:paragraph-properties fo:margin-top="2cm" fo:margin-bottom="0.4cm" loext:contextual-spacing="false" style:page-number="1"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master-page-name="">
      <loext:graphic-properties draw:fill="solid" draw:fill-color="#cccccc" draw:opacity="100%"/>
      <style:paragraph-properties fo:margin-left="0cm" fo:margin-right="0cm" fo:margin-top="0cm" fo:margin-bottom="0.101cm" loext:contextual-spacing="false" style:register-true="false" fo:text-indent="0cm" style:auto-text-indent="false" style:page-number="auto" fo:background-color="#cccccc" fo:padding="0.049cm" fo:border="0.51pt solid #808080" style:shadow="#808080 0.18cm 0.18cm"/>
      <style:text-properties style:font-name="Schreibschrift37" fo:font-family="Schreibschrift37" style:font-style-name="Standard" style:font-pitch="variable" fo:font-size="9pt"/>
    </style:style>
    <style:style style:name="Footer_20_left" style:display-name="Footer lef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text-properties fo:font-size="10.5pt"/>
    </style:style>
    <style:style style:name="Footer_20_right" style:display-name="Footer righ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5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0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4.001cm" fo:min-height="0.499cm" text:anchor-type="paragraph" svg:x="0cm" svg:y="0cm" fo:margin-left="0cm" fo:margin-right="0.499cm" fo:margin-top="0cm" fo:margin-bottom="0.499cm" style:wrap="parallel" style:number-wrapped-paragraphs="no-limit" style:wrap-contour="false" style:vertical-pos="top" style:vertical-rel="paragraph-content" style:horizontal-pos="left" style:horizontal-rel="paragraph-start-margin" fo:background-color="transparent" draw:fill="none" draw:fill-color="#99ccff" style:shadow="none" draw:shadow-opacity="100%">
        <style:columns fo:column-count="1" fo:column-gap="0cm"/>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4.5cm" fo:text-indent="-8.999cm" fo:margin-left="4.5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4.5cm" fo:text-indent="-8.999cm" fo:margin-left="4.5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4.5cm" fo:text-indent="-8.999cm" fo:margin-left="4.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4.5cm" fo:text-indent="-8.999cm" fo:margin-left="4.5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4.5cm" fo:text-indent="-8.999cm" fo:margin-left="4.5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4.5cm" fo:text-indent="-8.999cm" fo:margin-left="4.5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4.5cm" fo:text-indent="-8.999cm" fo:margin-left="4.5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4.5cm" fo:text-indent="-8.999cm" fo:margin-left="4.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8.999cm" fo:margin-left="4.5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4.5cm" fo:text-indent="-8.999cm" fo:margin-left="4.5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de" fo:country="DE">
      <text:sort-key text:key="author" text:sort-ascending="true"/>
      <text:sort-key text:key="booktitle"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officeooo:paragraph-rsid="00172d24"/>
    </style:style>
    <style:style style:name="MP4" style:family="paragraph" style:parent-style-name="Footer">
      <style:text-properties fo:language="en" fo:country="US" officeooo:paragraph-rsid="001afbb0"/>
    </style:style>
    <style:style style:name="MP5" style:family="paragraph" style:parent-style-name="Footer">
      <style:text-properties fo:language="en" fo:country="US"/>
    </style:style>
    <style:style style:name="MP6"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7"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8"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MT1" style:family="text">
      <style:text-properties fo:color="#000000" style:font-name="Alte-Schwabacher" fo:font-size="10pt" officeooo:rsid="000ff01c" style:font-size-asian="10pt" style:font-size-complex="10pt"/>
    </style:style>
    <style:style style:name="MT2" style:family="text">
      <style:text-properties fo:color="#000000" style:font-name="Alte-Schwabacher" fo:font-size="10pt" officeooo:rsid="000dba50" style:font-size-asian="10pt" style:font-size-complex="10pt"/>
    </style:style>
    <style:style style:name="MT3" style:family="text">
      <style:text-properties officeooo:rsid="0023465a"/>
    </style:style>
    <style:style style:name="M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6.5cm" fo:margin-right="1.499cm" fo:background-color="transparent" style:register-truth-ref-style-name="Text_20_body"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style:dynamic-spacing="fals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2cm" fo:margin-right="1.499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800000" fo:border-bottom="none" fo:border-left="none" fo:border-right="none" fo:padding-top="0.101cm" fo:padding-bottom="0.101cm" fo:padding-left="0cm" fo:padding-right="0cm" style:shadow="none"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1.499cm" fo:margin-bottom="1.499cm" fo:margin-left="6.5cm" fo:margin-right="1.499cm" style:shadow="none" fo:background-color="transparent" style:register-truth-ref-style-name="Text_20_body" style:writing-mode="lr-tb"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fo:background-color="transparent" style:dynamic-spacing="false" draw:fill="none" draw:fill-color="#99ccff"/>
      </style:footer-style>
    </style:page-layout>
    <style:page-layout style:name="Mpm7" style:page-usage="mirrored">
      <style:page-layout-properties fo:page-width="21.001cm" fo:page-height="29.7cm" style:num-format="a" style:print-orientation="portrait" fo:margin-top="1.499cm" fo:margin-bottom="1.499cm" fo:margin-left="2cm" fo:margin-right="1.499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style:page-layout style:name="Mpm8" style:page-usage="mirrored">
      <style:page-layout-properties fo:page-width="21.001cm" fo:page-height="29.7cm" style:num-format="I" style:print-orientation="portrait" fo:margin-top="1.499cm" fo:margin-bottom="1.499cm" fo:margin-left="2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800000" fo:border-left="none" fo:border-right="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Requirements Document KP Office</text:title><text:tab/><text:tab/><text:chapter text:display="number-and-name" text:outline-level="1"> 1 Overview</text:chapter></text:p>
      </style:header>
      <style:header-left>
        <text:p text:style-name="MP2"><text:chapter text:display="number-and-name" text:outline-level="1"> 4 Module Finance</text:chapter><text:tab/><text:tab/><text:title>Requirements Document KP Office</text:title></text:p>
      </style:header-left>
      <style:footer>
        <text:p text:style-name="MP3"><text:span text:style-name="MT1">Kaiser </text:span><text:span text:style-name="MT2"><draw:frame draw:style-name="Mfr1" draw:name="Grafik3" text:anchor-type="as-char" svg:width="0.46cm" svg:height="0.499cm" draw:z-index="5"><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chapter text:display="plain-number" text:outline-level="1">1</text:chapter>-<text:page-number text:select-page="current">1</text:page-number></text:p>
      </style:footer>
      <style:footer-left>
        <text:p text:style-name="MP4"><text:chapter text:display="plain-number" text:outline-level="1">4</text:chapter>-<text:page-number text:select-page="current">2</text:page-number><text:tab/><text:initial-creator>Roland Thomas Lichti</text:initial-creator><text:tab/><text:span text:style-name="MT1">Kaiser </text:span><text:span text:style-name="MT2"><draw:frame draw:style-name="Mfr1" draw:name="Grafik2" text:anchor-type="as-char" svg:width="0.46cm" svg:height="0.499cm" draw:z-index="8"><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eft_20_Page" style:display-name="Left Page" style:page-layout-name="Mpm2">
      <style:header>
        <text:p text:style-name="MP1"/>
      </style:header>
      <style:footer>
        <text:p text:style-name="MP5"/>
      </style:footer>
    </style:master-page>
    <style:master-page style:name="Right_20_Page" style:display-name="Right Page" style:page-layout-name="Mpm3" style:next-style-name="Left_20_Page"/>
    <style:master-page style:name="First_20_Page" style:display-name="First Page" style:page-layout-name="Mpm4" style:next-style-name="Standard">
      <style:footer>
        <text:p text:style-name="MP6">Document: <text:tab/><text:file-name text:display="full">/Users/klenkes/Documents/github/kp-office/docs/Whitepaper.odt</text:file-name></text:p>
        <text:p text:style-name="MP7"><text:span text:style-name="MT3">Total Pages</text:span>:<text:tab/><text:page-count style:num-format="1">13</text:page-count></text:p>
        <text:p text:style-name="MP7">Status:<text:tab/><text:drop-down text:name="Freigabestatus"><text:label text:current-selected="true" text:value="Entwurf"/><text:label text:value="Freigegeben"/><text:label text:value="In Freigabe"/>Entwurf</text:drop-down> / <text:drop-down text:name="Geheimhaltungsstatus"><text:label text:value="Geheim"/><text:label text:value="Intern"/><text:label text:current-selected="true" text:value="Öffentlich"/><text:label text:value="Veröffentlicht"/>Öffentlich</text:drop-down></text:p>
        <text:p text:style-name="MP7"><text:span text:style-name="MT3">Created</text:span>:<text:tab/><text:initial-creator>Roland Thomas Lichti</text:initial-creator>, <text:creation-date style:data-style-name="N76">December 22, 2015</text:creation-date> <text:creation-time style:data-style-name="N40">00:55</text:creation-time></text:p>
        <text:p text:style-name="MP8"><text:span text:style-name="MT3">Last Change</text:span>:<text:tab/><text:creator>Roland Thomas Lichti</text:creator>, <text:modification-date style:data-style-name="N76">September 4, 2016</text:modification-date> <text:modification-time style:data-style-name="N40">11:32</text:modification-time>, v.<text:editing-cycles>10</text:editing-cycles></text:p>
      </style:footer>
      <style:footer-left>
        <text:p text:style-name="MP5"/>
      </style:footer-left>
    </style:master-page>
    <style:master-page style:name="Verzeichnisse" style:page-layout-name="Mpm5"/>
    <style:master-page style:name="Index" style:page-layout-name="Mpm6">
      <style:header>
        <text:p text:style-name="MP1"><text:title>Requirements Document KP Office</text:title><text:tab/><text:tab/>Inhal</text:p>
      </style:header>
      <style:header-left>
        <text:p text:style-name="MP2">Inhalt<text:tab/><text:tab/><text:title>Requirements Document KP Office</text:title></text:p>
      </style:header-left>
      <style:footer>
        <text:p text:style-name="MP5"><draw:frame draw:style-name="Mfr2" draw:name="Grafik1"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3"><text:page-number text:select-page="current">ii</text:page-number><text:tab/><text:initial-creator>Roland Thomas Lichti</text:initial-creator><text:tab/><text:span text:style-name="MT1">Kaiser </text:span><text:span text:style-name="MT2"><draw:frame draw:style-name="Mfr1" draw:name="Grafik4" text:anchor-type="as-char" svg:width="0.46cm" svg:height="0.499cm" draw:z-index="9"><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iteraturverzeichnis" style:page-layout-name="Mpm7">
      <style:header>
        <text:p text:style-name="MP1"><text:title>Requirements Document KP Office</text:title><text:tab/><text:tab/>Literaturverzeichnis</text:p>
      </style:header>
      <style:header-left>
        <text:p text:style-name="MP1">dfLiteraturverzeichnis<text:tab/><text:tab/><text:title>Requirements Document KP Office</text:title></text:p>
      </style:header-left>
      <style:footer>
        <text:p text:style-name="MP5"><draw:frame draw:style-name="Mfr2" draw:name="Grafik7"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3"><text:page-number text:select-page="current">0</text:page-number><text:tab/><text:initial-creator>Roland Thomas Lichti</text:initial-creator><text:tab/><text:span text:style-name="MT1">Kaiser </text:span><text:span text:style-name="MT2"><draw:frame draw:style-name="Mfr1" draw:name="Grafik6"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Index_20__28_user_29_" style:display-name="Index (user)" style:page-layout-name="Mpm8">
      <style:header>
        <text:p text:style-name="MP1"><text:title>Requirements Document KP Office</text:title><text:tab/><text:tab/>Index</text:p>
      </style:header>
      <style:header-left>
        <text:p text:style-name="MP2">Index<text:tab/><text:tab/><text:title>Requirements Document KP Office</text:title></text:p>
      </style:header-left>
      <style:footer>
        <text:p text:style-name="MP3"><text:span text:style-name="MT1">Kaiser </text:span><text:span text:style-name="MT2"><draw:frame draw:style-name="Mfr1" draw:name="Grafik5"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page-number text:select-page="current">0</text:page-number></text:p>
      </style:footer>
      <style:footer-left>
        <text:p text:style-name="MP5"><text:page-number text:select-page="current">0</text:page-number><text:tab/><text:initial-creator>Roland Thomas Lichti</text:initial-creator><text:tab/><draw:frame draw:style-name="Mfr2" draw:name="Grafik8" text:anchor-type="as-char" svg:width="0.891cm" svg:height="0.349cm" draw:z-index="0"><draw:image xlink:href="../../../../Vorlagen/Kaiserpfalz%20EDV-Service/logo_itc_net.png" xlink:type="simple" xlink:show="embed" xlink:actuate="onLoad"/></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0:55:22.332991000</meta:creation-date>
    <meta:editing-cycles>10</meta:editing-cycles>
    <meta:editing-duration>PT43M15S</meta:editing-duration>
    <dc:description>These requirements are the base target requirements for the KP Office system. It is an outline for the requirements and more detailed technical documentation that are worked on in a more agile aproach within the JIRA of the project.</dc:description>
    <dc:subject>Kaiserpfalz Office</dc:subject>
    <dc:title>Requirements Document KP Office</dc:title>
    <meta:generator>LibreOffice/5.1.3.2$MacOSX_X86_64 LibreOffice_project/644e4637d1d8544fd9f56425bd6cec110e49301b</meta:generator>
    <meta:initial-creator>Roland Thomas Lichti</meta:initial-creator>
    <meta:keyword>Office; Requirements; Technical Documentation; White Paper</meta:keyword>
    <dc:date>2016-09-04T11:32:40.856067000</dc:date>
    <dc:creator>Roland Thomas Lichti</dc:creator>
    <meta:printed-by>Roland Thomas Lichti</meta:printed-by>
    <meta:print-date>2015-12-29T18:45:07.359275000</meta:print-date>
    <meta:document-statistic meta:table-count="0" meta:image-count="8" meta:object-count="0" meta:page-count="13" meta:paragraph-count="122" meta:word-count="1221" meta:character-count="7434" meta:non-whitespace-character-count="6330"/>
    <meta:template xlink:type="simple" xlink:actuate="onRequest" xlink:title="Titel" xlink:href="../../../../Vorlagen/Kaiserpfalz%20EDV-Service/Technische%20Dokumentation.ott" meta:date="2015-12-22T00:55:21.043478000"/>
  </office:meta>
</office:document-meta>
</file>